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count Management</text:p>
      <text:p text:style-name="P1"/>
      <text:p text:style-name="P1">How to become a registered member</text:p>
      <text:p text:style-name="Standard"/>
      <text:p text:style-name="Standard">To create a new user account you must initially click the register option on the main screen where you can enter your details to become a registered member.</text:p>
      <text:p text:style-name="Standard"/>
      <text:p text:style-name="P1">How to log in to the game</text:p>
      <text:p text:style-name="Standard"/>
      <text:p text:style-name="Standard">To log in to the game a user must enter their login details that created in the first instance. Once these details are entered correctly click submit and you will be taken to the main screen in the game.</text:p>
      <text:p text:style-name="Standard"/>
      <text:p text:style-name="P1">How to log out of the game</text:p>
      <text:p text:style-name="P1"/>
      <text:p text:style-name="Standard">To log out of the game a user must choose and click the logout button from the main game screen.</text:p>
      <text:p text:style-name="Standard"/>
      <text:p text:style-name="P1">How to unregister</text:p>
      <text:p text:style-name="P1"/>
      <text:p text:style-name="Standard">To unregister a user must first go to their account profile page. From here they must then choose the unregister option and will be asked for their password to confirm this. If the password is entered correctly they will then be alerted to say they are successfully unregistered and will be logged out.</text:p>
      <text:p text:style-name="Standard"/>
      <text:p text:style-name="P2">Offers</text:p>
      <text:p text:style-name="Standard"/>
      <text:p text:style-name="P1">How to send a friend request to another user</text:p>
      <text:p text:style-name="P1"/>
      <text:p text:style-name="Standard">To send a friend request to another user you wish to add to your friend lest you must first use the search feature to find that member in the list of user accounts and then click the request to be a friend option on their account page.</text:p>
      <text:p text:style-name="Standard"/>
      <text:p text:style-name="P1">How to remove a friend</text:p>
      <text:p text:style-name="Standard"/>
      <text:p text:style-name="Standard">To remove a friend you must first go to your friends list. An option to go here should be available from either the main screen or on your account profile. Once you have done this, click on the friend you wish to remove and choose the 'remove friend' option. If successful, you should be alerted that the user has successfully been removed from your friends list.</text:p>
      <text:p text:style-name="Standard"/>
      <text:p text:style-name="P1">How to challenge a friend to a fight</text:p>
      <text:p text:style-name="Standard"/>
      <text:p text:style-name="Standard">To challenge a friend in a fight you must first go to your friends list. An option to go here should be available from either the main screen or on your account profile. Once you have done this, click on the friend you wish to challenge to a fight and choose the 'challenge to a fight' option. If successful, you should be alerted that your fight challenge has successfully gone through.</text:p>
      <text:p text:style-name="Standard"/>
      <text:p text:style-name="P1"><text:soft-page-break/>How to ask a friend to breed monsters</text:p>
      <text:p text:style-name="P1"/>
      <text:p text:style-name="Standard">To ask a friend to breed monsters you must first go to your friends list. An option to go here should be available from either the main screen or on your account profile. Once you have done this, click on the friend you wish to breed monsters with and choose the 'breed monsters' option. If successful, you should be alerted that your breed monsters request has been successful and from here, if your friend accepts the offer, you can choose monsters to breed.</text:p>
      <text:p text:style-name="Standard"/>
      <text:p text:style-name="P1">How to ask a friend to trade monsters</text:p>
      <text:p text:style-name="P1"/>
      <text:p text:style-name="Standard">To ask a friend to trade monsters you must first go to your friends list and select the friend you wish to trade with. An option to go here should be available from either main screen or on your account profile. Once you have done this, click on the friend you wish to trade monsters with and choose the 'trade monsters' option. If successful, you should be alerted that your offer to trade has been successful and from here, if your friend accepts the offer, you can choose monsters to trad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log in to the game</dc:title>
    <meta:initial-creator>JB</meta:initial-creator>
    <meta:creation-date>2012-10-21T15:03:00</meta:creation-date>
    <dc:creator>JB</dc:creator>
    <dc:date>2012-10-21T15:27:00</dc:date>
    <meta:editing-cycles>13</meta:editing-cycles>
    <meta:editing-duration>PT23M</meta:editing-duration>
    <meta:document-statistic meta:table-count="0" meta:image-count="0" meta:object-count="0" meta:page-count="2" meta:paragraph-count="20" meta:word-count="562" meta:character-count="2996" meta:non-whitespace-character-count="2454"/>
    <meta:generator>LibreOffice/3.5$Linux_x86 LibreOffice_project/350m1$Build-2</meta:generator>
    <meta:user-defined meta:name="Info 1"/>
    <meta:user-defined meta:name="Info 2"/>
    <meta:user-defined meta:name="Info 3"/>
    <meta:user-defined meta:name="Info 4"/>
  </office:meta>
</office:document-meta>
</file>